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 Fallback" svg:font-family="'Droid Sans Fallback'" style:font-pitch="variable"/>
    <style:font-face style:name="HG Mincho Light J" svg:font-family="'HG Mincho Light J', msmincho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089cm" table:align="left" style:writing-mode="lr-tb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292cm"/>
    </style:style>
    <style:style style:name="Tabla1.C" style:family="table-column">
      <style:table-column-properties style:column-width="5.764cm"/>
    </style:style>
    <style:style style:name="Tabla1.1" style:family="table-row">
      <style:table-row-properties style:row-height="0.579cm"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a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a1.2" style:family="table-row">
      <style:table-row-properties style:row-height="0.594cm" style:keep-together="true" fo:keep-together="auto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7.08cm" table:align="left" style:writing-mode="lr-tb"/>
    </style:style>
    <style:style style:name="Tabla2.A" style:family="table-column">
      <style:table-column-properties style:column-width="17.08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3" style:family="table">
      <style:table-properties style:width="15.686cm" fo:margin-left="0.122cm" table:align="left" style:writing-mode="lr-tb"/>
    </style:style>
    <style:style style:name="Tabla3.A" style:family="table-column">
      <style:table-column-properties style:column-width="3.575cm"/>
    </style:style>
    <style:style style:name="Tabla3.B" style:family="table-column">
      <style:table-column-properties style:column-width="12.111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4" style:family="table">
      <style:table-properties style:width="17.08cm" table:align="left" style:writing-mode="lr-tb"/>
    </style:style>
    <style:style style:name="Tabla4.A" style:family="table-column">
      <style:table-column-properties style:column-width="17.08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5" style:family="table">
      <style:table-properties style:width="15.686cm" fo:margin-left="0.122cm" table:align="left" style:writing-mode="lr-tb"/>
    </style:style>
    <style:style style:name="Tabla5.A" style:family="table-column">
      <style:table-column-properties style:column-width="2.575cm"/>
    </style:style>
    <style:style style:name="Tabla5.B" style:family="table-column">
      <style:table-column-properties style:column-width="13.111cm"/>
    </style:style>
    <style:style style:name="Tabla5.1" style:family="table-row">
      <style:table-row-properties style:min-row-height="0.564cm" style:keep-together="true" fo:keep-together="auto"/>
    </style:style>
    <style:style style:name="Tabla5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5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5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5.A5" style:family="table-cell" style:data-style-name="N0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6" style:family="table">
      <style:table-properties style:width="17.08cm" table:align="left" style:writing-mode="lr-tb"/>
    </style:style>
    <style:style style:name="Tabla6.A" style:family="table-column">
      <style:table-column-properties style:column-width="17.08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7" style:family="table">
      <style:table-properties style:width="15.686cm" fo:margin-left="0.122cm" table:align="left" style:writing-mode="lr-tb"/>
    </style:style>
    <style:style style:name="Tabla7.A" style:family="table-column">
      <style:table-column-properties style:column-width="2.575cm"/>
    </style:style>
    <style:style style:name="Tabla7.B" style:family="table-column">
      <style:table-column-properties style:column-width="13.111cm"/>
    </style:style>
    <style:style style:name="Tabla7.1" style:family="table-row">
      <style:table-row-properties style:min-row-height="0.564cm" style:keep-together="true" fo:keep-together="auto"/>
    </style:style>
    <style:style style:name="Tabla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7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0" style:family="table">
      <style:table-properties style:width="17.08cm" table:align="left" style:writing-mode="lr-tb"/>
    </style:style>
    <style:style style:name="Tabla10.A" style:family="table-column">
      <style:table-column-properties style:column-width="17.08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1" style:family="table">
      <style:table-properties style:width="15.686cm" fo:margin-left="0.122cm" table:align="left" style:writing-mode="lr-tb"/>
    </style:style>
    <style:style style:name="Tabla11.A" style:family="table-column">
      <style:table-column-properties style:column-width="2.575cm"/>
    </style:style>
    <style:style style:name="Tabla11.B" style:family="table-column">
      <style:table-column-properties style:column-width="13.111cm"/>
    </style:style>
    <style:style style:name="Tabla11.1" style:family="table-row">
      <style:table-row-properties style:min-row-height="0.564cm" style:keep-together="true" fo:keep-together="auto"/>
    </style:style>
    <style:style style:name="Tabla11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1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1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1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2" style:family="table">
      <style:table-properties style:width="17.08cm" table:align="left" style:writing-mode="lr-tb"/>
    </style:style>
    <style:style style:name="Tabla12.A" style:family="table-column">
      <style:table-column-properties style:column-width="17.08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3" style:family="table">
      <style:table-properties style:width="15.686cm" fo:margin-left="0.122cm" table:align="left" style:writing-mode="lr-tb"/>
    </style:style>
    <style:style style:name="Tabla13.A" style:family="table-column">
      <style:table-column-properties style:column-width="4.325cm"/>
    </style:style>
    <style:style style:name="Tabla13.B" style:family="table-column">
      <style:table-column-properties style:column-width="2.499cm"/>
    </style:style>
    <style:style style:name="Tabla13.C" style:family="table-column">
      <style:table-column-properties style:column-width="8.862cm"/>
    </style:style>
    <style:style style:name="Tabla13.1" style:family="table-row">
      <style:table-row-properties style:min-row-height="0.564cm" style:keep-together="true" fo:keep-together="auto"/>
    </style:style>
    <style:style style:name="Tabla1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3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3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3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fo:margin-top="0cm" fo:margin-bottom="0.212cm" fo:text-align="center" style:justify-single-word="false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2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3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5" style:family="paragraph" style:parent-style-name="Table_20_Contents">
      <style:paragraph-properties fo:margin-top="0cm" fo:margin-bottom="0cm" style:snap-to-layout-gri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 style:snap-to-layout-grid="false"/>
    </style:style>
    <style:style style:name="P9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2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4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/>
    </style:style>
    <style:style style:name="P16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Arial" style:font-size-complex="10pt" style:language-complex="zxx" style:country-complex="none"/>
    </style:style>
    <style:style style:name="P17" style:family="paragraph" style:parent-style-name="Standard">
      <style:paragraph-properties style:snap-to-layout-grid="false"/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P18" style:family="paragraph" style:parent-style-name="Footer">
      <style:paragraph-properties fo:text-align="end" style:justify-single-word="false"/>
    </style:style>
    <style:style style:name="P19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Arial" style:font-size-complex="10pt" style:language-complex="zxx" style:country-complex="none" style:font-weight-complex="bold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</style:style>
    <style:style style:name="P22" style:family="paragraph" style:parent-style-name="Numero">
      <style:paragraph-properties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24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25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5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Arial" style:font-size-complex="10pt" style:language-complex="zxx" style:country-complex="none"/>
    </style:style>
    <style:style style:name="P26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27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T1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Arial" style:font-size-complex="10pt" style:language-complex="zxx" style:country-complex="none" style:font-weight-complex="bold"/>
    </style:style>
    <style:style style:name="T2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T3" style:family="text">
      <style:text-properties style:font-name="Arial" fo:font-size="10pt" style:font-size-asian="10pt" style:font-name-complex="Arial" style:font-size-complex="10pt" style:language-complex="zxx" style:country-complex="none"/>
    </style:style>
    <style:style style:name="T4" style:family="text"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T5" style:family="text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6" style:family="text"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T7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8" style:family="text">
      <style:text-properties fo:font-size="10pt" style:font-size-asian="10pt" style:font-name-complex="Tahoma" style:font-size-complex="10pt" style:language-complex="zxx" style:country-complex="none"/>
    </style:style>
    <style:style style:name="T9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9">CASO DE USO CUJA0002 – asignar permisos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Elaboró:Jonathan Antolini</text:p>
          </table:table-cell>
          <table:table-cell table:style-name="Tabla1.A1" office:value-type="string">
            <text:p text:style-name="P2">Aprobó: </text:p>
          </table:table-cell>
          <table:table-cell table:style-name="Tabla1.C1" office:value-type="string">
            <text:p text:style-name="P2">Revisó:</text:p>
          </table:table-cell>
        </table:table-row>
        <table:table-row table:style-name="Tabla1.2">
          <table:table-cell table:style-name="Tabla1.A2" office:value-type="string">
            <text:p text:style-name="P2">Fecha: 23-Abr-2011</text:p>
          </table:table-cell>
          <table:table-cell table:style-name="Tabla1.A2" office:value-type="string">
            <text:p text:style-name="P2">Fecha: </text:p>
          </table:table-cell>
          <table:table-cell table:style-name="Tabla1.C2" office:value-type="string">
            <text:p text:style-name="P2">Fecha: </text:p>
          </table:table-cell>
        </table:table-row>
      </table:table>
      <text:p text:style-name="P7"/>
      <text:p text:style-name="P7"/>
      <text:p text:style-name="P7"/>
      <text:p text:style-name="P10"/>
      <table:table table:name="Tabla2" table:style-name="Tabla2">
        <table:table-column table:style-name="Tabla2.A"/>
        <table:table-header-rows>
          <table:table-row table:style-name="Tabla2.1">
            <table:table-cell table:style-name="Tabla2.A1" office:value-type="string">
              <text:p text:style-name="P11">Resumen Ejecutivo</text:p>
            </table:table-cell>
          </table:table-row>
        </table:table-header-rows>
      </table:table>
      <text:p text:style-name="Standard"/>
      <table:table table:name="Tabla3" table:style-name="Tabla3">
        <table:table-column table:style-name="Tabla3.A"/>
        <table:table-column table:style-name="Tabla3.B"/>
        <text:soft-page-break/>
        <table:table-row table:style-name="Tabla3.1">
          <table:table-cell table:style-name="Tabla3.A1" office:value-type="string">
            <text:h text:style-name="P25" text:outline-level="3">Código</text:h>
          </table:table-cell>
          <table:table-cell table:style-name="Tabla3.B1" office:value-type="string">
            <text:p text:style-name="P12">CUJA0002</text:p>
          </table:table-cell>
        </table:table-row>
        <table:table-row table:style-name="Tabla3.1">
          <table:table-cell table:style-name="Tabla3.A2" office:value-type="string">
            <text:h text:style-name="P25" text:outline-level="3">Paquete</text:h>
          </table:table-cell>
          <table:table-cell table:style-name="Tabla3.B2" office:value-type="string">
            <text:p text:style-name="P12">General</text:p>
          </table:table-cell>
        </table:table-row>
        <table:table-row table:style-name="Tabla3.1">
          <table:table-cell table:style-name="Tabla3.A2" office:value-type="string">
            <text:h text:style-name="P25" text:outline-level="3">Nombre</text:h>
          </table:table-cell>
          <table:table-cell table:style-name="Tabla3.B2" office:value-type="string">
            <text:p text:style-name="P12">Manejo de permisos en general</text:p>
          </table:table-cell>
        </table:table-row>
        <table:table-row table:style-name="Tabla3.1">
          <table:table-cell table:style-name="Tabla3.A2" office:value-type="string">
            <text:h text:style-name="P26" text:outline-level="3">Versión</text:h>
          </table:table-cell>
          <table:table-cell table:style-name="Tabla3.B2" office:value-type="string">
            <text:p text:style-name="P12">1.0</text:p>
          </table:table-cell>
        </table:table-row>
        <table:table-row table:style-name="Tabla3.1">
          <table:table-cell table:style-name="Tabla3.A2" office:value-type="string">
            <text:h text:style-name="P26" text:outline-level="3">Prioridad</text:h>
          </table:table-cell>
          <table:table-cell table:style-name="Tabla3.B2" office:value-type="string">
            <text:p text:style-name="P12">Alta</text:p>
          </table:table-cell>
        </table:table-row>
        <table:table-row table:style-name="Tabla3.1">
          <table:table-cell table:style-name="Tabla3.A2" office:value-type="string">
            <text:h text:style-name="P26" text:outline-level="3">Confeccionó</text:h>
          </table:table-cell>
          <table:table-cell table:style-name="Tabla3.B2" office:value-type="string">
            <text:p text:style-name="P12">Jonathan Antolini</text:p>
          </table:table-cell>
        </table:table-row>
        <table:table-row table:style-name="Tabla3.1">
          <table:table-cell table:style-name="Tabla3.A2" office:value-type="string">
            <text:h text:style-name="P26" text:outline-level="3">Relevó</text:h>
          </table:table-cell>
          <table:table-cell table:style-name="Tabla3.B2" office:value-type="string">
            <text:p text:style-name="P12"/>
          </table:table-cell>
        </table:table-row>
        <table:table-row table:style-name="Tabla3.1">
          <table:table-cell table:style-name="Tabla3.A2" office:value-type="string">
            <text:h text:style-name="P26" text:outline-level="3">Revisó</text:h>
          </table:table-cell>
          <table:table-cell table:style-name="Tabla3.B2" office:value-type="string">
            <text:p text:style-name="P12"/>
          </table:table-cell>
        </table:table-row>
        <table:table-row table:style-name="Tabla3.1">
          <table:table-cell table:style-name="Tabla3.A2" office:value-type="string">
            <text:h text:style-name="P26" text:outline-level="3">Descripción</text:h>
          </table:table-cell>
          <table:table-cell table:style-name="Tabla3.B2" office:value-type="string">
            <text:p text:style-name="P12">El usuario realiza la petición , ya sea subir fotos , comentar alguna foto , escribir algo en cualquier muro , el sistema deberá verificar si esta logueado , luego verificar los permisos y el rol al que pertenece.</text:p>
          </table:table-cell>
        </table:table-row>
        <table:table-row table:style-name="Tabla3.1">
          <table:table-cell table:style-name="Tabla3.A2" office:value-type="string">
            <text:h text:style-name="P26" text:outline-level="3">Actores</text:h>
          </table:table-cell>
          <table:table-cell table:style-name="Tabla3.B2" office:value-type="string">
            <text:p text:style-name="P6"><text:span text:style-name="T7">Usuario:</text:span><text:span text:style-name="T5"> Encargado de realizar la asignacion de permisos al objeto que desee.</text:span></text:p>
            <text:p text:style-name="P6"/>
          </table:table-cell>
        </table:table-row>
        <table:table-row table:style-name="Tabla3.1">
          <table:table-cell table:style-name="Tabla3.A2" office:value-type="string">
            <text:h text:style-name="P26" text:outline-level="3">Frecuencia </text:h>
          </table:table-cell>
          <table:table-cell table:style-name="Tabla3.B2" office:value-type="string">
            <text:p text:style-name="P16">Diariamente</text:p>
          </table:table-cell>
        </table:table-row>
        <table:table-row table:style-name="Tabla3.1">
          <table:table-cell table:style-name="Tabla3.A2" office:value-type="string">
            <text:h text:style-name="P25" text:outline-level="3">Comentarios</text:h>
          </table:table-cell>
          <table:table-cell table:style-name="Tabla3.B2" office:value-type="string">
            <text:p text:style-name="P16"/>
          </table:table-cell>
        </table:table-row>
        <table:table-row table:style-name="Tabla3.1">
          <table:table-cell table:style-name="Tabla3.A2" office:value-type="string">
            <text:h text:style-name="P25" text:outline-level="3">Observaciones</text:h>
          </table:table-cell>
          <table:table-cell table:style-name="Tabla3.B2" office:value-type="string">
            <text:p text:style-name="P16"/>
          </table:table-cell>
        </table:table-row>
      </table:table>
      <text:p text:style-name="P20"/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p text:style-name="P6"><text:span text:style-name="T9"><text:s/></text:span><text:span text:style-name="T9">Curso Normal</text:span></text:p>
            </table:table-cell>
          </table:table-row>
        </table:table-header-rows>
      </table:table>
      <text:p text:style-name="P14">l</text:p>
      <text:p text:style-name="P9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h text:style-name="P27" text:outline-level="3">Precondición</text:h>
          </table:table-cell>
          <table:table-cell table:style-name="Tabla5.B1" office:value-type="string">
            <text:p text:style-name="P12"/>
          </table:table-cell>
        </table:table-row>
        <table:table-row table:style-name="Tabla5.1">
          <table:table-cell table:style-name="Tabla5.A2" office:value-type="string">
            <text:p text:style-name="P22">Nº</text:p>
          </table:table-cell>
          <table:table-cell table:style-name="Tabla5.B2" office:value-type="string">
            <text:h text:style-name="P25" text:outline-level="3">Paso (Flujo de Sucesos)</text:h>
          </table:table-cell>
        </table:table-row>
        <table:table-row table:style-name="Tabla5.1">
          <table:table-cell table:style-name="Tabla5.A3" office:value-type="string">
            <text:p text:style-name="P13">1</text:p>
          </table:table-cell>
          <table:table-cell table:style-name="Tabla5.B3" office:value-type="string">
            <text:p text:style-name="P12">El usuario solicita una peticion de asignacion de permisos al sistema .</text:p>
          </table:table-cell>
        </table:table-row>
        <table:table-row table:style-name="Tabla5.1">
          <table:table-cell table:style-name="Tabla5.A3" office:value-type="string">
            <text:p text:style-name="P13">2</text:p>
          </table:table-cell>
          <table:table-cell table:style-name="Tabla5.B3" office:value-type="string">
            <text:p text:style-name="P12">El sistema evalúa los permisos otorgados .</text:p>
          </table:table-cell>
        </table:table-row>
        <table:table-row table:style-name="Tabla5.1">
          <table:table-cell table:style-name="Tabla5.A5" office:value-type="float" office:value="3">
            <text:p text:style-name="P13">3</text:p>
          </table:table-cell>
          <table:table-cell table:style-name="Tabla5.B3" office:value-type="string">
            <text:p text:style-name="P6"><text:span text:style-name="T4">El sistema valida la </text:span><text:span text:style-name="T6">peticion , el usuario podra otorgarle permisos a el/los objetos que desee, ya sean grupos , imagenes , amigos , etc.</text:span></text:p>
          </table:table-cell>
        </table:table-row>
        <table:table-row table:style-name="Tabla5.1">
          <table:table-cell table:style-name="Tabla5.A3" office:value-type="string">
            <text:p text:style-name="P13">7</text:p>
          </table:table-cell>
          <table:table-cell table:style-name="Tabla5.B3" office:value-type="string">
            <text:p text:style-name="P17">SI[El sistema no puede concederle el/los permisos que necesite]{sf 7.1}</text:p>
          </table:table-cell>
        </table:table-row>
        <table:table-row table:style-name="Tabla5.1">
          <table:table-cell table:style-name="Tabla5.A3" office:value-type="string">
            <text:p text:style-name="P13">8</text:p>
          </table:table-cell>
          <table:table-cell table:style-name="Tabla5.B3" office:value-type="string">
            <text:p text:style-name="P12">FIN DE CASO DE USO</text:p>
          </table:table-cell>
        </table:table-row>
      </table:table>
      <text:p text:style-name="P20"/>
      <table:table table:name="Tabla6" table:style-name="Tabla6">
        <table:table-column table:style-name="Tabla6.A"/>
        <table:table-header-rows>
          <table:table-row table:style-name="Tabla6.1">
            <table:table-cell table:style-name="Tabla6.A1" office:value-type="string">
              <text:h text:style-name="P24" text:outline-level="5">Subflujos</text:h>
            </table:table-cell>
          </table:table-row>
        </table:table-header-rows>
      </table:table>
      <text:p text:style-name="P21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2">sf 7.1</text:p>
          </table:table-cell>
          <table:table-cell table:style-name="Tabla7.B1" office:value-type="string">
            <text:h text:style-name="P25" text:outline-level="3">&lt;Verificación permisos del Usuario&gt;</text:h>
          </table:table-cell>
        </table:table-row>
        <table:table-row table:style-name="Tabla7.1">
          <table:table-cell table:style-name="Tabla7.A2" office:value-type="string">
            <text:p text:style-name="P15">N°</text:p>
          </table:table-cell>
          <table:table-cell table:style-name="Tabla7.B2" office:value-type="string">
            <text:h text:style-name="P25" text:outline-level="3">Paso</text:h>
          </table:table-cell>
        </table:table-row>
        <table:table-row table:style-name="Tabla7.1">
          <table:table-cell table:style-name="Tabla7.A3" office:value-type="string">
            <text:p text:style-name="P13">1.7.1</text:p>
          </table:table-cell>
          <table:table-cell table:style-name="Tabla7.B3" office:value-type="string">
            <text:p text:style-name="P17">El sistema deberá darle un mensaje al usuario diciendole que no posee privilegios suficientes para la accion que desea realizar.</text:p>
          </table:table-cell>
        </table:table-row>
        <table:table-row table:style-name="Tabla7.1">
          <table:table-cell table:style-name="Tabla7.A3" office:value-type="string">
            <text:p text:style-name="P13">1.7.2</text:p>
          </table:table-cell>
          <table:table-cell table:style-name="Tabla7.B3" office:value-type="string">
            <text:p text:style-name="P12">FIN DE CASO DE US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0"/>
      <text:p text:style-name="P21"/>
      <text:p text:style-name="P20"/>
      <table:table table:name="Tabla10" table:style-name="Tabla10">
        <table:table-column table:style-name="Tabla10.A"/>
        <table:table-header-rows>
          <table:table-row table:style-name="Tabla10.1">
            <table:table-cell table:style-name="Tabla10.A1" office:value-type="string">
              <text:h text:style-name="P24" text:outline-level="5">Observaciones</text:h>
            </table:table-cell>
          </table:table-row>
        </table:table-header-rows>
      </table:table>
      <text:p text:style-name="P21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22">Cod</text:p>
          </table:table-cell>
          <table:table-cell table:style-name="Tabla11.B1" office:value-type="string">
            <text:h text:style-name="P25" text:outline-level="3">Descripción</text:h>
          </table:table-cell>
        </table:table-row>
        <table:table-row table:style-name="Tabla11.1">
          <table:table-cell table:style-name="Tabla11.A2" office:value-type="string">
            <text:p text:style-name="P13">{Ob n}</text:p>
          </table:table-cell>
          <table:table-cell table:style-name="Tabla11.B2" office:value-type="string">
            <text:p text:style-name="P12"/>
          </table:table-cell>
        </table:table-row>
      </table:table>
      <text:p text:style-name="Standard"/>
      <table:table table:name="Tabla12" table:style-name="Tabla12">
        <table:table-column table:style-name="Tabla12.A"/>
        <table:table-header-rows>
          <table:table-row table:style-name="Tabla12.1">
            <table:table-cell table:style-name="Tabla12.A1" office:value-type="string">
              <text:h text:style-name="P24" text:outline-level="5">Documentación anexa</text:h>
            </table:table-cell>
          </table:table-row>
        </table:table-header-rows>
      </table:table>
      <text:p text:style-name="P21"/>
      <table:table table:name="Tabla13" table:style-name="Tabla13">
        <table:table-column table:style-name="Tabla13.A"/>
        <table:table-column table:style-name="Tabla13.B"/>
        <table:table-column table:style-name="Tabla13.C"/>
        <table:table-row table:style-name="Tabla13.1">
          <table:table-cell table:style-name="Tabla13.A1" office:value-type="string">
            <text:p text:style-name="P22">Nombre</text:p>
          </table:table-cell>
          <table:table-cell table:style-name="Tabla13.A1" office:value-type="string">
            <text:p text:style-name="P22">Tipo</text:p>
          </table:table-cell>
          <table:table-cell table:style-name="Tabla13.C1" office:value-type="string">
            <text:h text:style-name="P25" text:outline-level="3">Nombre/Lugar</text:h>
          </table:table-cell>
        </table:table-row>
        <table:table-row table:style-name="Tabla13.1">
          <table:table-cell table:style-name="Tabla13.A2" office:value-type="string">
            <text:p text:style-name="P13"/>
          </table:table-cell>
          <table:table-cell table:style-name="Tabla13.A2" office:value-type="string">
            <text:p text:style-name="P13"/>
          </table:table-cell>
          <table:table-cell table:style-name="Tabla13.C2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roid Sans Fallback" svg:font-family="'Droid Sans Fallback'" style:font-pitch="variable"/>
    <style:font-face style:name="HG Mincho Light J" svg:font-family="'HG Mincho Light J', msmincho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1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 style:font-name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 style:font-name-complex="Tahom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Fuente_20_de_20_párrafo_20_predeter." style:display-name="Fuente de párrafo predeter.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4" style:family="table">
      <style:table-properties style:width="17.089cm" table:align="left" style:writing-mode="lr-tb"/>
    </style:style>
    <style:style style:name="Tabla14.A" style:family="table-column">
      <style:table-column-properties style:column-width="6.033cm"/>
    </style:style>
    <style:style style:name="Tabla14.B" style:family="table-column">
      <style:table-column-properties style:column-width="5.292cm"/>
    </style:style>
    <style:style style:name="Tabla14.C" style:family="table-column">
      <style:table-column-properties style:column-width="5.764cm"/>
    </style:style>
    <style:style style:name="Tabla14.1" style:family="table-row">
      <style:table-row-properties style:row-height="0.953cm" style:keep-together="true" fo:keep-together="auto"/>
    </style:style>
    <style:style style:name="Tabla14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4.C1" style:family="table-cell">
      <style:table-cell-properties style:vertical-align="top" fo:padding="0.097cm" fo:border="0.002cm solid #000000" style:writing-mode="lr-tb"/>
    </style:style>
    <style:style style:name="Tabla14.2" style:family="table-row">
      <style:table-row-properties style:keep-together="true" fo:keep-together="auto"/>
    </style:style>
    <style:style style:name="Tabla14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4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margin-top="0cm" fo:margin-bottom="0.212cm" fo:text-align="center" style:justify-single-word="false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4" style:family="paragraph" style:parent-style-name="Table_20_Contents">
      <style:paragraph-properties fo:margin-top="0cm" fo:margin-bottom="0cm" style:snap-to-layout-grid="false"/>
    </style:style>
    <style:style style:name="MP5" style:family="paragraph" style:parent-style-name="Standard">
      <style:paragraph-properties style:snap-to-layout-grid="false"/>
    </style:style>
    <style:style style:name="MP6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7" style:family="paragraph" style:parent-style-name="Standard">
      <style:paragraph-properties fo:text-align="center" style:justify-single-word="false" style:snap-to-layout-grid="false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Arial" style:font-size-complex="10pt" style:language-complex="zxx" style:country-complex="none" style:font-weight-complex="bold"/>
    </style:style>
    <style:style style:name="MT2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MT3" style:family="text">
      <style:text-properties style:font-name="Arial" fo:font-size="10pt" style:font-size-asian="10pt" style:font-name-complex="Arial" style:font-size-complex="10pt" style:language-complex="zxx" style:country-complex="none"/>
    </style:style>
    <style:style style:name="MT4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fo:background-color="#ffffff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14" table:style-name="Tabla14">
          <table:table-column table:style-name="Tabla14.A"/>
          <table:table-column table:style-name="Tabla14.B"/>
          <table:table-column table:style-name="Tabla14.C"/>
          <table:table-row table:style-name="Tabla14.1">
            <table:table-cell table:style-name="Tabla14.A1" office:value-type="string">
              <text:p text:style-name="MP1"/>
            </table:table-cell>
            <table:table-cell table:style-name="Tabla14.A1" office:value-type="string">
              <text:p text:style-name="MP2">Especificación de Casos de Uso</text:p>
            </table:table-cell>
            <table:table-cell table:style-name="Tabla14.C1" office:value-type="string">
              <text:p text:style-name="MP3">Código: CUJA0002</text:p>
              <text:p text:style-name="MP4"/>
              <text:p text:style-name="MP3"/>
              <text:p text:style-name="MP3"/>
              <text:p text:style-name="MP3"/>
            </table:table-cell>
          </table:table-row>
          <table:table-row table:style-name="Tabla14.2">
            <table:table-cell table:style-name="Tabla14.A1" office:value-type="string">
              <text:p text:style-name="MP5"/>
            </table:table-cell>
            <table:table-cell table:style-name="Tabla14.A1" office:value-type="string">
              <text:p text:style-name="MP5"/>
            </table:table-cell>
            <table:table-cell table:style-name="Tabla14.C2" office:value-type="string">
              <text:p text:style-name="MP6">Versión 1.0</text:p>
            </table:table-cell>
          </table:table-row>
          <table:table-row table:style-name="Tabla14.3">
            <table:table-cell table:style-name="Tabla14.C2" table:number-columns-spanned="3" office:value-type="string">
              <text:p text:style-name="MP7"><text:span text:style-name="MT1">Caso de Uso Verificación </text:span><text:span text:style-name="MT2">asignar permisos en general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8"><text:span text:style-name="MT3">Página </text:span><text:span text:style-name="MT4"><text:page-number text:select-page="current">6</text:page-number></text:span><text:span text:style-name="MT3"> de 3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GE0001 - ADMINISTRAR INFORMACION DE REFERENCIA</dc:title>
    <meta:initial-creator>Silice</meta:initial-creator>
    <meta:creation-date>2009-04-21T17:15:00</meta:creation-date>
    <dc:creator>Jonathan </dc:creator>
    <dc:date>2011-05-05T12:10:55</dc:date>
    <meta:print-date>2009-04-20T17:18:00</meta:print-date>
    <meta:editing-cycles>7</meta:editing-cycles>
    <meta:editing-duration>PT20M30S</meta:editing-duration>
    <meta:generator>LibreOffice/3.3$Linux LibreOffice_project/330m19$Build-202</meta:generator>
    <meta:document-statistic meta:table-count="12" meta:image-count="0" meta:object-count="0" meta:page-count="6" meta:paragraph-count="67" meta:word-count="233" meta:character-count="1412"/>
    <meta:user-defined meta:name="Información 1"/>
    <meta:user-defined meta:name="Información 2"/>
    <meta:user-defined meta:name="Información 3"/>
    <meta:user-defined meta:name="Información 4"/>
  </office:meta>
</office:document-meta>
</file>